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top="0cm" fo:margin-bottom="0cm" loext:contextual-spacing="false" fo:line-height="100%"/>
      <style:text-properties style:font-name="Carlito" officeooo:paragraph-rsid="000f252f"/>
    </style:style>
    <style:style style:name="P2" style:family="paragraph" style:parent-style-name="Standard">
      <style:paragraph-properties fo:margin-top="0cm" fo:margin-bottom="0cm" loext:contextual-spacing="false" fo:line-height="100%"/>
      <style:text-properties style:font-name="Carlito" officeooo:rsid="0013c666" officeooo:paragraph-rsid="0013c666"/>
    </style:style>
    <style:style style:name="P3" style:family="paragraph" style:parent-style-name="Standard" style:list-style-name="L1">
      <style:paragraph-properties fo:margin-top="0cm" fo:margin-bottom="0cm" loext:contextual-spacing="false" fo:line-height="100%"/>
      <style:text-properties style:font-name="Carlito" officeooo:rsid="0013c666" officeooo:paragraph-rsid="0013c666"/>
    </style:style>
    <style:style style:name="P4" style:family="paragraph" style:parent-style-name="Standard">
      <style:paragraph-properties fo:margin-top="0cm" fo:margin-bottom="0cm" loext:contextual-spacing="false" fo:line-height="100%"/>
      <style:text-properties style:font-name="Carlito" fo:font-weight="bold" officeooo:rsid="0013c666" officeooo:paragraph-rsid="0013c666" style:font-weight-asian="bold" style:font-weight-complex="bold"/>
    </style:style>
    <style:style style:name="P5" style:family="paragraph" style:parent-style-name="Standard" style:list-style-name="L1">
      <style:paragraph-properties fo:margin-top="0cm" fo:margin-bottom="0cm" loext:contextual-spacing="false" fo:line-height="100%"/>
      <style:text-properties style:font-name="Carlito" officeooo:rsid="0014fda3" officeooo:paragraph-rsid="0014fda3"/>
    </style:style>
    <style:style style:name="P6" style:family="paragraph" style:parent-style-name="Standard">
      <style:paragraph-properties fo:margin-top="0cm" fo:margin-bottom="0cm" loext:contextual-spacing="false" fo:line-height="100%"/>
      <style:text-properties style:font-name="Carlito" officeooo:rsid="0015f6d4" officeooo:paragraph-rsid="0015f6d4"/>
    </style:style>
    <style:style style:name="P7" style:family="paragraph" style:parent-style-name="Standard" style:list-style-name="L2">
      <style:paragraph-properties fo:margin-top="0cm" fo:margin-bottom="0cm" loext:contextual-spacing="false" fo:line-height="100%"/>
      <style:text-properties style:font-name="Carlito" officeooo:rsid="0015f6d4" officeooo:paragraph-rsid="0015f6d4"/>
    </style:style>
    <style:style style:name="P8"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Carlito" fo:font-size="16pt" fo:font-weight="bold" officeooo:rsid="000f252f" officeooo:paragraph-rsid="000f252f" style:font-size-asian="16pt" style:font-weight-asian="bold" style:font-size-complex="16pt" style:font-weight-complex="bold"/>
    </style:style>
    <style:style style:name="T1" style:family="text">
      <style:text-properties fo:font-size="12pt" style:font-size-asian="12pt" style:font-name-complex="Times New Roman1" style:font-size-complex="12pt"/>
    </style:style>
    <style:style style:name="T2" style:family="text">
      <style:text-properties fo:font-size="12pt" officeooo:rsid="0012ad9a" style:font-size-asian="12pt" style:font-name-complex="Times New Roman1" style:font-size-complex="12pt"/>
    </style:style>
    <style:style style:name="T3" style:family="text">
      <style:text-properties fo:font-size="12pt" officeooo:rsid="0013c666" style:font-size-asian="12pt" style:font-name-complex="Times New Roman1" style:font-size-complex="12pt"/>
    </style:style>
    <style:style style:name="T4" style:family="text">
      <style:text-properties style:font-name-complex="Calibri1"/>
    </style:style>
    <style:style style:name="T5" style:family="text">
      <style:text-properties style:font-name-complex="Times New Roman1"/>
    </style:style>
    <style:style style:name="T6" style:family="text">
      <style:text-properties fo:color="#800000" fo:font-size="12pt" fo:font-weight="bold" style:font-size-asian="12pt" style:font-weight-asian="bold" style:font-name-complex="Times New Roman1" style:font-size-complex="12pt" style:font-weight-complex="bold"/>
    </style:style>
    <style:style style:name="T7" style:family="text">
      <style:text-properties fo:color="#800000" fo:font-size="12pt" fo:font-weight="bold" officeooo:rsid="0013c666" style:font-size-asian="12pt" style:font-weight-asian="bold" style:font-name-complex="Times New Roman1" style:font-size-complex="12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5">Filtering Strategy</text:span></text:p>
      <text:p text:style-name="P1"><text:span text:style-name="T1"/></text:p>
      <text:p text:style-name="P1"><text:span text:style-name="T1">Our first task was to develop a base product to monitor the horizontal movement of insects. Our goal was to make a map of the maximum reflectivity observed by radar at low elevations that</text:span><text:span text:style-name="T4"> </text:span><text:span text:style-name="T1">can be attributed to insects or precipitation, taking into advantage the fact that no precipitation was observed that night. What should be done would be to identify pixels contaminated by ground targets, mask them, and pick for each range and azimuth the strongest unmasked reflectivity remaining at low elevations.</text:span></text:p>
      <text:p text:style-name="P1"><text:span text:style-name="T1"/></text:p>
      <text:p text:style-name="P1"><text:span text:style-name="T1">What would be a relatively simple process in many countries is complicated by the peculiarities of the Canadian radars’ scanning strategy: we have at our disposal a combination of sensitive scans at 24 elevation angles that can be ground clutter contaminated, and of less sensitive scans at only 4 low elevation angles that are mostly free of ground targets. We hence generated our base product as follows.</text:span></text:p>
      <text:p text:style-name="P1"><text:span text:style-name="T1"/></text:p>
      <text:p text:style-name="P1"><text:span text:style-name="T1">First, we considered only data from the five lowest higher sensitivity unfiltered scans (−0.5°, −0.3°,−0.1°, 0.1°, and 0.3°) </text:span><text:span text:style-name="T7">CONVOL</text:span><text:span text:style-name="T3"> </text:span><text:span text:style-name="T1">and from the three lowest lower sensitivity clutter-filtered scans (long range −0.5°, short range −0.5°, and short range −0.2°)</text:span><text:span text:style-name="T6"> </text:span><text:span text:style-name="T7">DOPVOL</text:span><text:span text:style-name="T1">. The clutter pixels in the unfiltered scans are identified by an average clutter mask determined during clear weather, and replaced by the maximum of three lowest Doppler scans.</text:span></text:p>
      <text:p text:style-name="P1"><text:span text:style-name="T1"/></text:p>
      <text:p text:style-name="P1"><text:span text:style-name="T1">Furthermore, high reflectivity values (greater than 25 dBZ) with low echo tops (lower than 2.5 km) over the ground are considered to be unfiltered ground targets and are replaced by an</text:span><text:span text:style-name="T4"> </text:span><text:span text:style-name="T1">average of the reflectivity values from the immediate </text:span><text:span text:style-name="T2">neighbourhood.</text:span><text:span text:style-name="T1"> The strongest pixel for each of the five edited elevations is then chosen to be included in the final base product. Because insect density tends to be higher closer to the surface, the peak reflectivity among a set of angles is generally from the lowest angle, unless that angle is contaminated by clutter or affected by beam blockage.</text:span></text:p>
      <text:p text:style-name="P1"><text:span text:style-name="T1"/></text:p>
      <text:p text:style-name="P4"><text:span text:style-name="T1">Terminology: Product grid == (720,512)</text:span></text:p>
      <text:p text:style-name="P1"><text:span text:style-name="T1"/></text:p>
      <text:p text:style-name="P2"><text:span text:style-name="T1">Important questions:</text:span></text:p>
      <text:list xml:id="list1205440405" text:style-name="L1">
        <text:list-item>
          <text:p text:style-name="P5"><text:span text:style-name="T1">Does this filtering process only involve DBZ values?</text:span></text:p>
        </text:list-item>
        <text:list-item>
          <text:p text:style-name="P3"><text:span text:style-name="T1">How are we determining clutter pixels from CONVOL scans?</text:span></text:p>
        </text:list-item>
        <text:list-item>
          <text:p text:style-name="P3"><text:span text:style-name="T1">Do we need to choose a ‘calibration’ clear time as reference?</text:span></text:p>
        </text:list-item>
        <text:list-item>
          <text:p text:style-name="P3"><text:span text:style-name="T1">If so, what is the range of times that will be chosen for calibration? 10Min scans * N scans?</text:span></text:p>
        </text:list-item>
      </text:list>
      <text:p text:style-name="P2"><text:span text:style-name="T1"/></text:p>
      <text:p text:style-name="P6"><text:span text:style-name="T1">So, on the product grid:</text:span></text:p>
      <text:list xml:id="list2612381793" text:style-name="L2">
        <text:list-item>
          <text:p text:style-name="P7"><text:span text:style-name="T1">Identify clutter pixels for CONVOL scans.</text:span></text:p>
        </text:list-item>
        <text:list-item>
          <text:p text:style-name="P7"><text:span text:style-name="T1">For CONVOL scans, high values with low echo tops → replaced with average of neighbourhood for each elevation (5 scans).</text:span></text:p>
        </text:list-item>
        <text:list-item>
          <text:p text:style-name="P7"><text:span text:style-name="T1">Takes CONVOL scan max for non-clutter pixels, and DOPVOL scans for non-clutter pixels.</text:span></text:p>
        </text:list-item>
      </text:list>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CA"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CA"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meta:initial-creator>
    <meta:editing-cycles>10</meta:editing-cycles>
    <meta:creation-date>2016-11-17T16:56:00</meta:creation-date>
    <dc:date>2019-10-31T13:49:38.655031099</dc:date>
    <meta:editing-duration>P1DT4H37M17S</meta:editing-duration>
    <meta:generator>LibreOffice/5.3.6.1$Linux_X86_64 LibreOffice_project/30$Build-1</meta:generator>
    <meta:document-statistic meta:table-count="0" meta:image-count="0" meta:object-count="0" meta:page-count="1" meta:paragraph-count="15" meta:word-count="422" meta:character-count="2565" meta:non-whitespace-character-count="21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